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51.27pt" svg:height="422.56pt" svg:x="137.85pt" svg:y="260.33pt">
            <draw:object draw:notify-on-update-of-ranges="Sheet1.A2:Sheet1.A14 Sheet1.B1:Sheet1.B1 Sheet1.B2:Sheet1.B14 Sheet1.C1:Sheet1.C1 Sheet1.C2:Sheet1.C14 Sheet1.D1:Sheet1.D1 Sheet1.D2:Sheet1.D14 Sheet1.E1:Sheet1.E1 Sheet1.E2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With fastRELIC</text:p>
          </table:table-cell>
          <table:table-cell office:value-type="string" calcext:value-type="string">
            <text:p>With Euclidean</text:p>
          </table:table-cell>
          <table:table-cell office:value-type="string" calcext:value-type="string">
            <text:p>With fastRELIC and Euclidean</text:p>
          </table:table-cell>
        </table:table-row>
        <table:table-row table:style-name="ro1">
          <table:table-cell office:value-type="string" calcext:value-type="string">
            <text:p>average_neighbour_degree</text:p>
          </table:table-cell>
          <table:table-cell office:value-type="float" office:value="0.292307692307692" calcext:value-type="float">
            <text:p>0.292307692307692</text:p>
          </table:table-cell>
          <table:table-cell office:value-type="float" office:value="0.538461538461538" calcext:value-type="float">
            <text:p>0.538461538461538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etweenness_centrality</text:p>
          </table:table-cell>
          <table:table-cell office:value-type="float" office:value="0.323076923076923" calcext:value-type="float">
            <text:p>0.323076923076923</text:p>
          </table:table-cell>
          <table:table-cell office:value-type="float" office:value="0.630769230769231" calcext:value-type="float">
            <text:p>0.630769230769231</text:p>
          </table:table-cell>
          <table:table-cell office:value-type="float" office:value="0.707692307692308" calcext:value-type="float">
            <text:p>0.707692307692308</text:p>
          </table:table-cell>
          <table:table-cell office:value-type="float" office:value="0.646153846153846" calcext:value-type="float">
            <text:p>0.646153846153846</text:p>
          </table:table-cell>
        </table:table-row>
        <table:table-row table:style-name="ro1">
          <table:table-cell office:value-type="string" calcext:value-type="string">
            <text:p>closeness_centrality</text:p>
          </table:table-cell>
          <table:table-cell office:value-type="float" office:value="0.0769230769230769" calcext:value-type="float">
            <text:p>0.076923076923077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846153846153846" calcext:value-type="float">
            <text:p>0.846153846153846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0.261538461538462" calcext:value-type="float">
            <text:p>0.261538461538462</text:p>
          </table:table-cell>
          <table:table-cell office:value-type="float" office:value="0.492307692307692" calcext:value-type="float">
            <text:p>0.492307692307692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507692307692308" calcext:value-type="float">
            <text:p>0.507692307692308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float" office:value="0.184615384615385" calcext:value-type="float">
            <text:p>0.184615384615385</text:p>
          </table:table-cell>
          <table:table-cell office:value-type="float" office:value="0.492307692307692" calcext:value-type="float">
            <text:p>0.492307692307692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538461538461538" calcext:value-type="float">
            <text:p>0.538461538461538</text:p>
          </table:table-cell>
        </table:table-row>
        <table:table-row table:style-name="ro1">
          <table:table-cell office:value-type="string" calcext:value-type="string">
            <text:p>degree_centrality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630769230769231" calcext:value-type="float">
            <text:p>0.630769230769231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646153846153846" calcext:value-type="float">
            <text:p>0.646153846153846</text:p>
          </table:table-cell>
        </table:table-row>
        <table:table-row table:style-name="ro1">
          <table:table-cell office:value-type="string" calcext:value-type="string">
            <text:p>has_feedback_path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492307692307692" calcext:value-type="float">
            <text:p>0.492307692307692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507692307692308" calcext:value-type="float">
            <text:p>0.507692307692308</text:p>
          </table:table-cell>
        </table:table-row>
        <table:table-row table:style-name="ro1">
          <table:table-cell office:value-type="string" calcext:value-type="string">
            <text:p>katz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0.738461538461539" calcext:value-type="float">
            <text:p>0.738461538461539</text:p>
          </table:table-cell>
          <table:table-cell office:value-type="float" office:value="0.723076923076923" calcext:value-type="float">
            <text:p>0.723076923076923</text:p>
          </table:table-cell>
          <table:table-cell office:value-type="float" office:value="0.707692307692308" calcext:value-type="float">
            <text:p>0.707692307692308</text:p>
          </table:table-cell>
        </table:table-row>
        <table:table-row table:style-name="ro1">
          <table:table-cell office:value-type="string" calcext:value-type="string">
            <text:p>load_centrality</text:p>
          </table:table-cell>
          <table:table-cell office:value-type="float" office:value="0.4" calcext:value-type="float">
            <text:p>0.4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707692307692308" calcext:value-type="float">
            <text:p>0.707692307692308</text:p>
          </table:table-cell>
          <table:table-cell office:value-type="float" office:value="0.646153846153846" calcext:value-type="float">
            <text:p>0.646153846153846</text:p>
          </table:table-cell>
        </table:table-row>
        <table:table-row table:style-name="ro1">
          <table:table-cell office:value-type="string" calcext:value-type="string">
            <text:p>outdegree</text:p>
          </table:table-cell>
          <table:table-cell office:value-type="float" office:value="0.184615384615385" calcext:value-type="float">
            <text:p>0.184615384615385</text:p>
          </table:table-cell>
          <table:table-cell office:value-type="float" office:value="0.523076923076923" calcext:value-type="float">
            <text:p>0.523076923076923</text:p>
          </table:table-cell>
          <table:table-cell office:value-type="float" office:value="0.753846153846154" calcext:value-type="float">
            <text:p>0.753846153846154</text:p>
          </table:table-cell>
          <table:table-cell office:value-type="float" office:value="0.538461538461538" calcext:value-type="float">
            <text:p>0.538461538461538</text:p>
          </table:table-cell>
        </table:table-row>
        <table:table-row table:style-name="ro1">
          <table:table-cell office:value-type="string" calcext:value-type="string">
            <text:p>pagerank</text:p>
          </table:table-cell>
          <table:table-cell office:value-type="float" office:value="0.323076923076923" calcext:value-type="float">
            <text:p>0.32307692307692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707692307692308" calcext:value-type="float">
            <text:p>0.707692307692308</text:p>
          </table:table-cell>
          <table:table-cell office:value-type="float" office:value="0.584615384615385" calcext:value-type="float">
            <text:p>0.584615384615385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4615384615385" calcext:value-type="float">
            <text:p>0.784615384615385</text:p>
          </table:table-cell>
          <table:table-cell office:value-type="float" office:value="0.615384615384615" calcext:value-type="float">
            <text:p>0.615384615384615</text:p>
          </table:table-cell>
        </table:table-row>
        <table:table-row table:style-name="ro1">
          <table:table-cell office:value-type="string" calcext:value-type="string">
            <text:p>fastRELIC</text:p>
          </table:table-cell>
          <table:table-cell office:value-type="float" office:value="0" calcext:value-type="float">
            <text:p>0</text:p>
          </table:table-cell>
          <table:table-cell office:value-type="float" office:value="0.569230769230769" calcext:value-type="float">
            <text:p>0.56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0.646153846153846" calcext:value-type="float">
            <text:p>0.646153846153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1:09:00.466377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20:47:00.965631937</meta:creation-date>
    <dc:date>2020-06-22T11:11:02.482928139</dc:date>
    <meta:editing-duration>PT55M7S</meta:editing-duration>
    <meta:editing-cycles>4</meta:editing-cycles>
    <meta:generator>LibreOffice/6.0.7.3$Linux_X86_64 LibreOffice_project/00m0$Build-3</meta:generator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04cm" svg:height="14.908cm" xlink:href=".." xlink:type="simple" chart:class="chart:bar" chart:style-name="ch1">
        <chart:legend chart:legend-position="end" svg:x="21.092cm" svg:y="6.408cm" style:legend-expansion="high" chart:style-name="ch2"/>
        <chart:plot-area chart:style-name="ch3" table:cell-range-address="Sheet1.A2:Sheet1.E14 Sheet1.B1:Sheet1.E1" chart:data-source-has-labels="both" svg:x="0.53cm" svg:y="0.298cm" svg:width="20.032cm" svg:height="14.312cm">
          <chartooo:coordinate-region svg:x="2.87cm" svg:y="0.298cm" svg:width="17.692cm" svg:height="10.683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label-cell-address="Sheet1.B1:Sheet1.B1" chart:class="chart:bar">
            <chart:data-point chart:repeated="13"/>
          </chart:series>
          <chart:series chart:style-name="ch8" chart:values-cell-range-address="Sheet1.C2:Sheet1.C14" chart:label-cell-address="Sheet1.C1:Sheet1.C1" chart:class="chart:bar">
            <chart:data-point chart:repeated="13"/>
          </chart:series>
          <chart:series chart:style-name="ch9" chart:values-cell-range-address="Sheet1.D2:Sheet1.D14" chart:label-cell-address="Sheet1.D1:Sheet1.D1" chart:class="chart:bar">
            <chart:data-point chart:repeated="13"/>
          </chart:series>
          <chart:series chart:style-name="ch10" chart:values-cell-range-address="Sheet1.E2:Sheet1.E14" chart:label-cell-address="Sheet1.E1:Sheet1.E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B1:Sheet1.B1</svg:desc>
                </draw:g>
              </table:table-cell>
              <table:table-cell office:value-type="string">
                <text:p>With fastRELIC</text:p>
                <draw:g>
                  <svg:desc>Sheet1.C1:Sheet1.C1</svg:desc>
                </draw:g>
              </table:table-cell>
              <table:table-cell office:value-type="string">
                <text:p>With Euclidean</text:p>
                <draw:g>
                  <svg:desc>Sheet1.D1:Sheet1.D1</svg:desc>
                </draw:g>
              </table:table-cell>
              <table:table-cell office:value-type="string">
                <text:p>With fastRELIC and Euclidea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rage_neighbour_degree</text:p>
                <draw:g>
                  <svg:desc>Sheet1.A2:Sheet1.A14</svg:desc>
                </draw:g>
              </table:table-cell>
              <table:table-cell office:value-type="float" office:value="0.292307692307692">
                <text:p>0.292307692307692</text:p>
                <draw:g>
                  <svg:desc>Sheet1.B2:Sheet1.B14</svg:desc>
                </draw:g>
              </table:table-cell>
              <table:table-cell office:value-type="float" office:value="0.538461538461538">
                <text:p>0.538461538461538</text:p>
                <draw:g>
                  <svg:desc>Sheet1.C2:Sheet1.C14</svg:desc>
                </draw:g>
              </table:table-cell>
              <table:table-cell office:value-type="float" office:value="0.769230769230769">
                <text:p>0.769230769230769</text:p>
                <draw:g>
                  <svg:desc>Sheet1.D2:Sheet1.D14</svg:desc>
                </draw:g>
              </table:table-cell>
              <table:table-cell office:value-type="float" office:value="0.6">
                <text:p>0.6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betweenness_centrality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630769230769231">
                <text:p>0.630769230769231</text:p>
              </table:table-cell>
              <table:table-cell office:value-type="float" office:value="0.707692307692308">
                <text:p>0.707692307692308</text:p>
              </table:table-cell>
              <table:table-cell office:value-type="float" office:value="0.646153846153846">
                <text:p>0.646153846153846</text:p>
              </table:table-cell>
            </table:table-row>
            <table:table-row>
              <table:table-cell office:value-type="string">
                <text:p>closeness_centrality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846153846153846">
                <text:p>0.846153846153846</text:p>
              </table:table-cell>
            </table:table-row>
            <table:table-row>
              <table:table-cell office:value-type="string">
                <text:p>clustering</text:p>
              </table:table-cell>
              <table:table-cell office:value-type="float" office:value="0.261538461538462">
                <text:p>0.261538461538462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507692307692308">
                <text:p>0.507692307692308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degree_centrality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30769230769231">
                <text:p>0.630769230769231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0.646153846153846">
                <text:p>0.646153846153846</text:p>
              </table:table-cell>
            </table:table-row>
            <table:table-row>
              <table:table-cell office:value-type="string">
                <text:p>has_feedback_path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492307692307692">
                <text:p>0.492307692307692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507692307692308">
                <text:p>0.507692307692308</text:p>
              </table:table-cell>
            </table:table-row>
            <table:table-row>
              <table:table-cell office:value-type="string">
                <text:p>katz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738461538461539">
                <text:p>0.738461538461539</text:p>
              </table:table-cell>
              <table:table-cell office:value-type="float" office:value="0.723076923076923">
                <text:p>0.723076923076923</text:p>
              </table:table-cell>
              <table:table-cell office:value-type="float" office:value="0.707692307692308">
                <text:p>0.707692307692308</text:p>
              </table:table-cell>
            </table:table-row>
            <table:table-row>
              <table:table-cell office:value-type="string">
                <text:p>load_centrality</text:p>
              </table:table-cell>
              <table:table-cell office:value-type="float" office:value="0.4">
                <text:p>0.4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707692307692308">
                <text:p>0.707692307692308</text:p>
              </table:table-cell>
              <table:table-cell office:value-type="float" office:value="0.646153846153846">
                <text:p>0.646153846153846</text:p>
              </table:table-cell>
            </table:table-row>
            <table:table-row>
              <table:table-cell office:value-type="string">
                <text:p>outdegree</text:p>
              </table:table-cell>
              <table:table-cell office:value-type="float" office:value="0.184615384615385">
                <text:p>0.184615384615385</text:p>
              </table:table-cell>
              <table:table-cell office:value-type="float" office:value="0.523076923076923">
                <text:p>0.523076923076923</text:p>
              </table:table-cell>
              <table:table-cell office:value-type="float" office:value="0.753846153846154">
                <text:p>0.753846153846154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string">
                <text:p>pagerank</text:p>
              </table:table-cell>
              <table:table-cell office:value-type="float" office:value="0.323076923076923">
                <text:p>0.323076923076923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707692307692308">
                <text:p>0.707692307692308</text:p>
              </table:table-cell>
              <table:table-cell office:value-type="float" office:value="0.584615384615385">
                <text:p>0.584615384615385</text:p>
              </table:table-cell>
            </table:table-row>
            <table:table-row>
              <table:table-cell office:value-type="string">
                <text:p>euclide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84615384615385">
                <text:p>0.784615384615385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string">
                <text:p>fastRELIC</text:p>
              </table:table-cell>
              <table:table-cell office:value-type="float" office:value="0">
                <text:p>0</text:p>
              </table:table-cell>
              <table:table-cell office:value-type="float" office:value="0.569230769230769">
                <text:p>0.569230769230769</text:p>
              </table:table-cell>
              <table:table-cell office:value-type="float" office:value="0">
                <text:p>0</text:p>
              </table:table-cell>
              <table:table-cell office:value-type="float" office:value="0.646153846153846">
                <text:p>0.6461538461538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